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e84c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2892141829536">
          <table:table-cell table:style-name="Table1.A1" office:value-type="string">
            <text:p text:style-name="Table_20_Contents"/>
          </table:table-cell>
          <table:table-cell table:style-name="Table1.A1" office:value-type="string">
            <text:p text:style-name="P2">CHAPTER ELEVEN</text:p>
            <text:p text:style-name="P2">QUIDDITCH</text:p>
          </table:table-cell>
        </table:table-row>
        <table:table-row table:style-name="TableLine2892141829536">
          <table:table-cell table:style-name="Table1.A1" office:value-type="string">
            <text:p text:style-name="Table_20_Contents"/>
          </table:table-cell>
          <table:table-cell table:style-name="Table1.A1" office:value-type="string">
            <text:p text:style-name="Table_20_Contents">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ext:p text:style-name="Table_20_Contents">The Quidditch season had begun. On Saturday, Harry would be playing in his first match after weeks of training: Gryffindor versus Slytherin. If Gryffindor won, they would move up into second place in the house championship.</text:p>
            <text:p text:style-name="Table_20_Contents">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text:p>
            <text:p text:style-name="Table_20_Contents">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text:p>
            <text:p text:style-name="Table_20_Contents">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ext:p text:style-name="Table_20_Contents">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text:p>
            <text:p text:style-name="Table_20_Contents">They were standing with their backs to it, getting warm, when Snape crossed the yard. Harry noticed <text:soft-page-break/>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text:p>
            <text:p text:style-name="Table_20_Contents">"What's that you've got there, Potter?"</text:p>
            <text:p text:style-name="Table_20_Contents">It was Quidditch Through the Ages. Harry showed him.</text:p>
            <text:p text:style-name="Table_20_Contents">"Library books are not to be taken outside the school," said Snape.</text:p>
            <text:p text:style-name="Table_20_Contents">"Give it to me. Five points from Gryffindor."</text:p>
            <text:p text:style-name="Table_20_Contents">"He's just made that rule up," Harry muttered angrily as Snape limped away. "Wonder what's wrong with his leg?"</text:p>
            <text:p text:style-name="Table_20_Contents">"Dunno, but I hope it's really hurting him," said Ron bitterly.</text:p>
            <text:p text:style-name="Table_20_Contents">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text:p>
            <text:p text:style-name="Table_20_Contents">Harry felt restless. He wanted Quidditch Through the Ages back, to take his mind off his nerves about tomorrow. Why should he be afraid of Snape? Getting up, he told Ron and Hermione he was going to ask Snape if he could have it.</text:p>
            <text:p text:style-name="Table_20_Contents">"Better you than me," they said together, but Harry had an idea that Snape wouldn't refuse if there were other teachers listening.</text:p>
            <text:p text:style-name="Table_20_Contents">He made his way down to the staffroom and knocked. There was no answer.</text:p>
            <text:p text:style-name="Table_20_Contents">He knocked again. Nothing.</text:p>
            <text:p text:style-name="Table_20_Contents">Perhaps Snape had left the book in there? It was worth a try. He pushed the door ajar and peered inside -- and a horrible scene met his eyes.</text:p>
            <text:p text:style-name="Table_20_Contents">Snape and Filch were inside, alone. Snape was holding his robes above his knees. One of his legs was bloody and mangled. Filch was handing Snape bandages.</text:p>
            <text:p text:style-name="Table_20_Contents">"Blasted thing*," Snape was saying. "How are you supposed to keep your eyes on all three heads at once?"</text:p>
            <text:p text:style-name="Table_20_Contents">Harry tried to shut the door quietly, but -- "POTTER!"</text:p>
            <text:p text:style-name="Table_20_Contents">Snape's face was twisted with fury as he dropped <text:soft-page-break/>his robes quickly to hide his leg. Harry gulped.</text:p>
            <text:p text:style-name="Table_20_Contents">"I just wondered if I could have my book back."</text:p>
            <text:p text:style-name="Table_20_Contents">"GET OUT! OUT!"</text:p>
            <text:p text:style-name="Table_20_Contents">Harry left, before Snape could take any more points from Gryffindor. He sprinted back upstairs.</text:p>
            <text:p text:style-name="Table_20_Contents">"Did you get it?" Ron asked as Harry joined them. "What's the matter?"</text:p>
            <text:p text:style-name="Table_20_Contents">In a low whisper, Harry told them what he'd seen.</text:p>
            <text:p text:style-name="Table_20_Contents">"You know what this means?" he finished breathlessly. "He tried to get past that three-headed dog at Halloween! That's where he was going when we saw him -- he's after whatever it's guarding! And Id bet my broomstick he let that troll in, to make a diversion!"</text:p>
            <text:p text:style-name="Table_20_Contents">Hermione's eyes were wide.</text:p>
            <text:p text:style-name="Table_20_Contents">"No -- he wouldn't, she said. "I know he's not very nice, but he wouldn't try and steal something Dumbledore was keeping safe."</text:p>
            <text:p text:style-name="Table_20_Contents">"Honestly, Hermione, you think all teachers are saints or something,"</text:p>
            <text:p text:style-name="Table_20_Contents">snapped Ron. "I'm with Harry. I wouldn't put anything past Snape. But what's he after? What's that dog guarding?"</text:p>
            <text:p text:style-name="Table_20_Contents">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text:p>
            <text:p text:style-name="Table_20_Contents">The next morning dawned very bright and cold. The Great Hall was full of the delicious smell of fried sausages and the cheer ful chatter of everyone looking forward to a good Quidditch match.</text:p>
            <text:p text:style-name="Table_20_Contents">"You've got to eat some breakfast."</text:p>
            <text:p text:style-name="Table_20_Contents">"I don't want anything."</text:p>
            <text:p text:style-name="Table_20_Contents">"Just a bit of toast," wheedled Hermione.</text:p>
            <text:p text:style-name="Table_20_Contents">"I'm not hungry."</text:p>
            <text:p text:style-name="Table_20_Contents">Harry felt terrible. In an hour's time he'd be walking onto the field.</text:p>
            <text:p text:style-name="Table_20_Contents">"Harry, you need your strength," said Seamus Finnigan. "Seekers are always the ones who get clobbered by the other team."</text:p>
            <text:p text:style-name="Table_20_Contents">"Thanks, Seamus," said Harry, watching Seamus pile ketchup on his sausages.</text:p>
            <text:p text:style-name="Table_20_Contents">By eleven o'clock the whole school seemed to be out in the stands around the Quidditch pitch. Many students had binoculars. The seats might be raised high in the air, but it was still difficult to see what <text:soft-page-break/>was going on sometimes.</text:p>
            <text:p text:style-name="Table_20_Contents">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text:p>
            <text:p text:style-name="Table_20_Contents">Meanwhile, in the locker room, Harry and the rest of the team were changing into their scarlet Quidditch robes (Slytherin would be playing in green).</text:p>
            <text:p text:style-name="Table_20_Contents">Wood cleared his throat for silence.</text:p>
            <text:p text:style-name="Table_20_Contents">"Okay, men," he said.</text:p>
            <text:p text:style-name="Table_20_Contents">"And women," said Chaser Angelina Johnson.</text:p>
            <text:p text:style-name="Table_20_Contents">"And women," Wood agreed. "This is it."</text:p>
            <text:p text:style-name="Table_20_Contents">"The big one," said Fred Weasley.</text:p>
            <text:p text:style-name="Table_20_Contents">"The one we've all been waiting for," said George.</text:p>
            <text:p text:style-name="Table_20_Contents">"We know Oliver's speech by heart," Fred told Harry, "we were on the team last year."</text:p>
            <text:p text:style-name="Table_20_Contents">"Shut up, you two," said Wood. "This is the best team Gryffindor's had in years. We're going to win. I know it."</text:p>
            <text:p text:style-name="Table_20_Contents">He glared at them all as if to say, "Or else."</text:p>
            <text:p text:style-name="Table_20_Contents">"Right. It's time. Good luck, all of you."</text:p>
            <text:p text:style-name="Table_20_Contents">Harry followed Fred and George out of the locker room and, hoping his knees weren't going to give way, walked onto the field to loud cheers.</text:p>
            <text:p text:style-name="Table_20_Contents">Madam Hooch was refereeing. She stood in the middle of the field waiting for the two teams, her broom in her hand.</text:p>
            <text:p text:style-name="Table_20_Contents">"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text:p>
            <text:p text:style-name="Table_20_Contents">"Mount your brooms, please."</text:p>
            <text:p text:style-name="Table_20_Contents">Harry clambered onto his Nimbus Two Thousand.</text:p>
            <text:p text:style-name="Table_20_Contents">Madam Hooch gave a loud blast on her silver whistle.</text:p>
            <text:p text:style-name="Table_20_Contents">Fifteen brooms rose up, high, high into the air. They were off. "And the Quaffle is taken immediately by Angelina Johnson of Gryffindor -- <text:soft-page-break/>what an excellent Chaser that girl is, and rather attractive, too --"</text:p>
            <text:p text:style-name="Table_20_Contents">"JORDAN!"</text:p>
            <text:p text:style-name="Table_20_Contents">"Sorry, Professor."</text:p>
            <text:p text:style-name="Table_20_Contents">The Weasley twins' friend, Lee Jordan, was doing the commentary for the match, closely watched by Professor McGonagall.</text:p>
            <text:p text:style-name="Table_20_Contents">"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ext:p text:style-name="Table_20_Contents">Gryffindor cheers filled the cold air, with howls and moans from the Slytherins.</text:p>
            <text:p text:style-name="Table_20_Contents">"Budge up there, move along."</text:p>
            <text:p text:style-name="Table_20_Contents">"Hagrid!"</text:p>
            <text:p text:style-name="Table_20_Contents">Ron and Hermione squeezed together to give Hagrid enough space to join them.</text:p>
            <text:p text:style-name="Table_20_Contents">"Bin watchin' from me hut," said Hagrid, patting a large pair of binoculars around his neck, "But it isn't the same as bein' in the crowd. No sign of the Snitch yet, eh?"</text:p>
            <text:p text:style-name="Table_20_Contents">"Nope," said Ron. "Harry hasn't had much to do yet."</text:p>
            <text:p text:style-name="Table_20_Contents">"Kept outta trouble, though, that's somethin'," said Hagrid, raising his binoculars and peering skyward at the speck that was Harry.</text:p>
            <text:p text:style-name="Table_20_Contents">Way up above them, Harry was gliding over the game, squinting about for some sign of the Snitch. This was part of his and Wood's game plan.</text:p>
            <text:p text:style-name="Table_20_Contents">"Keep out of the way until you catch sight of the Snitch," Wood had said. "We don't want you <text:soft-page-break/>attacked before you have to be."</text:p>
            <text:p text:style-name="Table_20_Contents">When Angelina had scored, Harry had done a couple of loop-the-loops to let off his feelings. Now he was back to staring around for the Snitch.</text:p>
            <text:p text:style-name="Table_20_Contents">Once he caught sight of a flash of gold, but it was just a reflection from one of the Weasleys' wristwatches, and once a Bludger decided to come pelting his way, more like a cannonball than anything, but Harry dodged it and Fred Weasley came chasing after it.</text:p>
            <text:p text:style-name="Table_20_Contents">"All right there, Harry?" he had time to yell, as he beat the Bludger furiously toward Marcus Flint.</text:p>
            <text:p text:style-name="Table_20_Contents">"Slytherin in possession," Lee Jordan was saying, "Chaser Pucey ducks two Bludgers, two Weasleys, and Chaser Bell, and speeds toward the -- wait a moment -- was that the Snitch?"</text:p>
            <text:p text:style-name="Table_20_Contents">A murmur ran through the crowd as Adrian Pucey dropped the Quaffle, too busy looking over his shoulder at the flash of gold that had passed his left ear.</text:p>
            <text:p text:style-name="Table_20_Contents">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text:p>
            <text:p text:style-name="Table_20_Contents">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ext:p text:style-name="Table_20_Contents">"Foul!" screamed the Gryffindors.</text:p>
            <text:p text:style-name="Table_20_Contents">Madam Hooch spoke angrily to Flint and then ordered a free shot at the goal posts for Gryffindor. But in all the confusion, of course, the Golden Snitch had disappeared from sight again.</text:p>
            <text:p text:style-name="Table_20_Contents">Down in the stands, Dean Thomas was yelling, "Send him off, ref! Red card!"</text:p>
            <text:p text:style-name="Table_20_Contents">"What are you talking about, Dean?" said Ron.</text:p>
            <text:p text:style-name="Table_20_Contents">"Red card!" said Dean furiously. "In soccer you get shown the red card and you're out of the game!"</text:p>
            <text:p text:style-name="Table_20_Contents">"But this isn't soccer, Dean," Ron reminded him.</text:p>
            <text:p text:style-name="Table_20_Contents">Hagrid, however, was on Dean's side.</text:p>
            <text:p text:style-name="Table_20_Contents">"They oughta change the rules. Flint coulda knocked Harry outta the air."</text:p>
            <text:p text:style-name="Table_20_Contents">Lee Jordan was finding it difficult not to take sides.</text:p>
            <text:p text:style-name="Table_20_Contents">"So -- after that obvious and disgusting bit of <text:soft-page-break/>cheating "Jordan!" growled Professor McGonagall.</text:p>
            <text:p text:style-name="Table_20_Contents">"I mean, after that open and revolting foul 'Jordan, I'm warning you --"</text:p>
            <text:p text:style-name="Table_20_Contents">"All right, all right. Flint nearly kills the Gryffindor Seeker, which could happen to anyone, I'm sure, so a penalty to Gryffindor, taken by Spinner, who puts it away, no trouble, and we continue play, Gryffindor still in possession."</text:p>
            <text:p text:style-name="Table_20_Contents">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text:p>
            <text:p text:style-name="Table_20_Contents">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text:p>
            <text:p text:style-name="Table_20_Contents">Lee was still commentating.</text:p>
            <text:p text:style-name="Table_20_Contents">"Slytherin in possession -- Flint with the Quaffle -- passes Spinnet -- passes Bell -- hit hard in the face by a Bludger, hope it broke his nose -- only joking, Professor -- Slytherins score -- A no...</text:p>
            <text:p text:style-name="Table_20_Contents">The Slytherins were cheering. No one seemed to have noticed that Harry's broom was behaving strangely. It was carrying- him slowly higher, away from the game, jerking and twitching as it went.</text:p>
            <text:p text:style-name="Table_20_Contents">"Dunno what Harry thinks he's doing," Hagrid mumbled. He stared through his binoculars. "If I didn' know better, I'd say he'd lost control of his broom... but he can't have...."</text:p>
            <text:p text:style-name="Table_20_Contents">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text:p>
            <text:p text:style-name="Table_20_Contents">"Did something happen to it when Flint blocked him?" Seamus whispered.</text:p>
            <text:p text:style-name="Table_20_Contents">"Can't have," Hagrid said, his voice shaking. "Can't nothing interfere with a broomstick except powerful Dark magic -- no kid could do that to a <text:soft-page-break/>Nimbus Two Thousand."</text:p>
            <text:p text:style-name="Table_20_Contents">At these words, Hermione seized Hagrid's binoculars, but instead of looking up at Harry, she started looking frantically at the crowd.</text:p>
            <text:p text:style-name="Table_20_Contents">"What are you doing?" moaned Ron, gray-faced.</text:p>
            <text:p text:style-name="Table_20_Contents">"I knew it," Hermione gasped, "Snape -- look."</text:p>
            <text:p text:style-name="Table_20_Contents">Ron grabbed the binoculars. Snape was in the middle of the stands opposite them. He had his eyes fixed on Harry and was muttering nonstop under his breath.</text:p>
            <text:p text:style-name="Table_20_Contents">"He's doing something -- jinxing the broom," said Hermione.</text:p>
            <text:p text:style-name="Table_20_Contents">"What should we do?"</text:p>
            <text:p text:style-name="Table_20_Contents">"Leave it to me."</text:p>
            <text:p text:style-name="Table_20_Contents">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text:p>
            <text:p text:style-name="Table_20_Contents">Marcus Flint seized the Quaffle and scored five times without anyone noticing.</text:p>
            <text:p text:style-name="Table_20_Contents">"Come on, Hermione," Ron muttered desperately.</text:p>
            <text:p text:style-name="Table_20_Contents">Hermione had fought her way across to the stand where Snape stood, and was now racing along the row behind him; she didn't even stop to say sorry as she knocked Professor Quirrell headfirst into the row in front.</text:p>
            <text:p text:style-name="Table_20_Contents">Reaching Snape, she crouched down, pulled out her wand, and whispered a few, well- chosen words. Bright blue flames shot from her wand onto the hem of Snape's robes.</text:p>
            <text:p text:style-name="Table_20_Contents">It took perhaps thirty seconds for Snape to realize that he was on fire.</text:p>
            <text:p text:style-name="Table_20_Contents">A sudden yelp told her she had done her job. Scooping the fire off him into a little jar in her pocket, she scrambled back along the row -- Snape would never know what had happened.</text:p>
            <text:p text:style-name="Table_20_Contents">It was enough. Up in the air, Harry was suddenly able to clamber back on to his broom.</text:p>
            <text:p text:style-name="Table_20_Contents">"Neville, you can look!" Ron said. Neville had been sobbing into Hagrid's jacket for the last five minutes.</text:p>
            <text:p text:style-name="Table_20_Contents">Harry was speeding toward the ground when the <text:soft-page-break/>crowd saw him clap his hand to his mouth as though he was about to be sick -- he hit the field on all fours -- coughed -- and something gold fell into his hand.</text:p>
            <text:p text:style-name="Table_20_Contents">"I've got the Snitch!" he shouted, waving it above his head, and the game ended in complete confusion.</text:p>
            <text:p text:style-name="Table_20_Contents">"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text:p>
            <text:p text:style-name="Table_20_Contents">"It was Snape," Ron was explaining, "Hermione and I saw him. He was cursing your broomstick, muttering, he wouldn't take his eyes off you."</text:p>
            <text:p text:style-name="Table_20_Contents">"Rubbish," said Hagrid, who hadn't heard a word of what had gone on next to him in the stands. "Why would Snape do somethin' like that?"</text:p>
            <text:p text:style-name="Table_20_Contents">Harry, Ron, and Hermione looked at one another, wondering what to tell him. Harry decided on the truth.</text:p>
            <text:p text:style-name="Table_20_Contents">"I found out something about him," he told Hagrid. "He tried to get past that three-headed dog on Halloween. It bit him. We think he was trying to steal whatever it's guarding."</text:p>
            <text:p text:style-name="Table_20_Contents">Hagrid dropped the teapot.</text:p>
            <text:p text:style-name="Table_20_Contents">"How do you know about Fluffy?" he said.</text:p>
            <text:p text:style-name="Table_20_Contents">"Fluffy?"</text:p>
            <text:p text:style-name="Table_20_Contents">"Yeah -- he's mine -- bought him off a Greek chappie I met in the pub las' year -- I lent him to Dumbledore to guard the "Yes?" said Harry eagerly.</text:p>
            <text:p text:style-name="Table_20_Contents">"Now, don't ask me anymore," said Hagrid gruffly. "That's top secret, that is."</text:p>
            <text:p text:style-name="Table_20_Contents">"But Snape's trying to steal it."</text:p>
            <text:p text:style-name="Table_20_Contents">"Rubbish," said Hagrid again. "Snape's a Hogwarts teacher, he'd do nothin' of the sort."</text:p>
            <text:p text:style-name="Table_20_Contents">"So why did he just try and kill Harry?" cried Hermione.</text:p>
            <text:p text:style-name="Table_20_Contents">The afternoon's events certainly seemed to have changed her mind about Snape.</text:p>
            <text:p text:style-name="Table_20_Contents">I know a jinx when I see one, Hagrid, I've read all about them! You've got to keep eye contact, and Snape wasn't blinking at all, I saw him!"</text:p>
            <text:p text:style-name="Table_20_Contents">"I'm tellin' yeh, yer wrong!" said Hagrid hotly. "I don' know why Harry's broom acted like that, but <text:soft-page-break/>Snape wouldn' try an' kill a student! Now, listen to me, all three of yeh -- yer meddlin' in things that don' concern yeh. It's dangerous. You forget that dog, an' you forget what it's guardin', that's between Professor Dumbledore an' Nicolas Flamel --"</text:p>
            <text:p text:style-name="Table_20_Contents">"Aha!" said Harry, "so there's someone called Nicolas Flamel involved, is there?"</text:p>
            <text:p text:style-name="Table_20_Contents">Hagrid looked furious with himself.</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8:07:54.900000000</meta:creation-date>
    <dc:title>Ancient Greek</dc:title>
    <meta:editing-duration>PT1M27S</meta:editing-duration>
    <meta:editing-cycles>2</meta:editing-cycles>
    <meta:generator>LibreOffice/7.1.5.2$Windows_X86_64 LibreOffice_project/85f04e9f809797b8199d13c421bd8a2b025d52b5</meta:generator>
    <dc:date>2023-09-17T18:09:21.197000000</dc:date>
    <meta:document-statistic meta:table-count="1" meta:image-count="0" meta:object-count="0" meta:page-count="10" meta:paragraph-count="141" meta:word-count="3396" meta:character-count="18956" meta:non-whitespace-character-count="15704"/>
    <meta:template xlink:type="simple" xlink:actuate="onRequest" xlink:title="Ancient Greek" xlink:href="../../../../../AppData/Roaming/LibreOffice/4/user/template/Ancient%20Greek.ott" meta:date="2023-09-17T18:07:54.378000000"/>
  </office:meta>
</office:document-meta>
</file>